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 <text:span text:style-name="T2">4</text:span></text:p>
      <text:p text:style-name="P2"><text:tab/>Моделируется взаимодействие двух устройств. Последовательность действий при коммуникации:</text:p>
      <text:list xml:id="list8469450400825697198" text:style-name="L1">
        <text:list-item>
          <text:p text:style-name="P4">Устройство_1 получает извне байт для передачи.</text:p>
        </text:list-item>
        <text:list-item>
          <text:p text:style-name="P4">Устройство_1 через некоторое после получения байта детектирует сигнал запуска передачи.</text:p>
        </text:list-item>
        <text:list-item>
          <text:p text:style-name="P3"><text:span text:style-name="T1">Устройство_1 начинает передачу байта 00000001 устройству_2 через протокол </text:span>UART. </text:p>
        </text:list-item>
        <text:list-item>
          <text:p text:style-name="P4">По шине BUS_TRANSMIT_1_TO_2 в последовательном виде данные доходят до устройства_2. </text:p>
        </text:list-item>
        <text:list-item>
          <text:p text:style-name="P3"><text:span text:style-name="T1">Устройство_2 подтверждает прием байта, ставит импульс на порт </text:span>OUT_RX_DATA_READY_2.</text:p>
        </text:list-item>
        <text:list-item>
          <text:p text:style-name="P4">Контроллер при устройстве_2 извне получает байт от устройства_2 и умножает его на 4, а затем подает его устройству_2 в качестве входного пакета для передачи устройству_1.</text:p>
        </text:list-item>
        <text:list-item>
          <text:p text:style-name="P4">Устройство_2 получает команду <text:span text:style-name="T2">LAUNCH, </text:span>начинает передавать байт 00000100 устройству_1.</text:p>
        </text:list-item>
        <text:list-item>
          <text:p text:style-name="P4">Устройство_1 подтверждает прием байта, ошибка не обнаружена, на порту <text:span text:style-name="T2">OUT_RX_DATA_READY_1 </text:span>появляется кратковременный импульс.</text:p>
        </text:list-item>
        <text:list-item>
          <text:p text:style-name="P4">Контроллер при устройстве_1 получает байт от устройства_ 1 через порт <text:span text:style-name="T2">OUT_RX_DATA_1, </text:span>делает проверку, не равен ли он 64.</text:p>
        </text:list-item>
        <text:list-item>
          <text:p text:style-name="P4"><text:s/>Если информация на порту <text:span text:style-name="T2">OUT_RX_DATA_1 </text:span>меньше 64, то контроллер при устройстве_1 умножает ее на 4 и заряжает на входной информационные порт <text:span text:style-name="T2">IN_TX_DATA_1 </text:span>устройства_1 для отправки устройству_2.</text:p>
        </text:list-item>
        <text:list-item>
          <text:p text:style-name="P4">Устройство_1 отправляет байт 00010000 устройству_2.</text:p>
        </text:list-item>
        <text:list-item>
          <text:p text:style-name="P4">Устройство_2 принимает байт 00010000 от устройства_1.</text:p>
        </text:list-item>
        <text:list-item>
          <text:p text:style-name="P4">Контроллер при устройстве_2 делает проверку на равенство 64, умножает на 4 и подает на вход <text:span text:style-name="T2">IN_TX_DATA_2 </text:span>информацию <text:span text:style-name="T2">01000000.</text:span></text:p>
        </text:list-item>
        <text:list-item>
          <text:p text:style-name="P4">Контроллер при устройстве_2 запускает передачу через выставление на порту <text:span text:style-name="T2">IN_TX_LAUNCH_2 </text:span>высокого уровня сигнала.</text:p>
        </text:list-item>
        <text:list-item>
          <text:p text:style-name="P4">Устройство_1 принимает байт 01000000.</text:p>
        </text:list-item>
        <text:list-item>
          <text:p text:style-name="P4">Контроллер при устройстве_1 изымает данные и проверяет на равенство 64, после чего удостоверяется в равенстве и прекращает умножать и передавать.</text:p>
        </text:list-item>
        <text:list-item>
          <text:p text:style-name="P4">Тестбенч завершен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33S</meta:editing-duration>
    <meta:editing-cycles>4</meta:editing-cycles>
    <meta:generator>OpenOffice/4.1.7$Win32 OpenOffice.org_project/417m1$Build-9800</meta:generator>
    <dc:date>2020-04-09T01:16:53.95</dc:date>
    <meta:document-statistic meta:table-count="0" meta:image-count="0" meta:object-count="0" meta:page-count="1" meta:paragraph-count="19" meta:word-count="230" meta:character-count="1752"/>
    <meta:user-defined meta:name="Info 1"/>
    <meta:user-defined meta:name="Info 2"/>
    <meta:user-defined meta:name="Info 3"/>
    <meta:user-defined meta:name="Info 4"/>
  </office:meta>
</office:document-meta>
</file>